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uestros antepasados vinieron de otro planeta. Se instalaron en el artico, polo norte para ocultar sus naves. Con su tecnologia crearon vida en la tierra y congelaron los polos para crear balance y ocultar su tecnologia. Pasaron las epocas, las civilizaciones crecieron y murieron, con simbolismos de sus antepasados.</text:p>
      <text:p text:style-name="P1">Los gobiernos descifraron los simbolismos egipcias y demas y con la demas informacion. Pero por limitaciones tecnologicas no podian excavar aquella tecnologia. Decidieron destruir la tierra con el calentamiento global, utilizar otros mecanismos de control a la vez, para subyugar a la poblacion y asi poder dejar q la naturaleza vaya derritiendo el hielo y asi ser mas facil encontrar aquella tecnologi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5:02:29.794000000</meta:creation-date>
    <dc:date>2014-09-17T15:03:00.754000000</dc:date>
    <meta:editing-duration>PT31S</meta:editing-duration>
    <meta:editing-cycles>1</meta:editing-cycles>
    <meta:document-statistic meta:table-count="0" meta:image-count="0" meta:object-count="0" meta:page-count="1" meta:paragraph-count="2" meta:word-count="111" meta:character-count="721" meta:non-whitespace-character-count="612"/>
    <meta:generator>LibreOffice/4.3.0.4$Windows_x86 LibreOffice_project/62ad5818884a2fc2e5780dd45466868d41009ec0</meta:generator>
  </office:meta>
</office:document-meta>
</file>